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86cm" fo:margin-left="0.037cm" table:align="left"/>
    </style:style>
    <style:style style:name="Table1.A" style:family="table-column">
      <style:table-column-properties style:column-width="8.467cm"/>
    </style:style>
    <style:style style:name="Table1.B" style:family="table-column">
      <style:table-column-properties style:column-width="8.52cm"/>
    </style:style>
    <style:style style:name="Table1.A1" style:family="table-cell">
      <style:table-cell-properties style:writing-mode="page"/>
    </style:style>
    <style:style style:name="P1" style:family="paragraph" style:parent-style-name="Standard">
      <style:text-properties style:text-underline-style="none" fo:font-weight="normal" officeooo:rsid="000b89a5" officeooo:paragraph-rsid="000c1624" style:font-weight-asian="normal" style:font-weight-complex="normal"/>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0acfb" officeooo:paragraph-rsid="000c1624"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5pt" fo:font-weight="bold" officeooo:rsid="00077c22" officeooo:paragraph-rsid="000c1624" style:font-size-asian="15pt" style:font-weight-asian="bold" style:font-size-complex="15pt" style:font-weight-complex="bold"/>
    </style:style>
    <style:style style:name="P4" style:family="paragraph" style:parent-style-name="Standard">
      <style:text-properties officeooo:rsid="000b360f" officeooo:paragraph-rsid="000c1624"/>
    </style:style>
    <style:style style:name="P5" style:family="paragraph" style:parent-style-name="Standard">
      <style:text-properties officeooo:rsid="00077c22" officeooo:paragraph-rsid="000c1624"/>
    </style:style>
    <style:style style:name="P6" style:family="paragraph" style:parent-style-name="Standard">
      <style:text-properties officeooo:rsid="0003d53d" officeooo:paragraph-rsid="000c1624"/>
    </style:style>
    <style:style style:name="P7" style:family="paragraph" style:parent-style-name="Standard">
      <style:text-properties style:text-underline-style="solid" style:text-underline-width="auto" style:text-underline-color="font-color" fo:font-weight="bold" officeooo:rsid="000b89a5" officeooo:paragraph-rsid="000c1624"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c5797" officeooo:paragraph-rsid="000c1624"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be40a" officeooo:paragraph-rsid="000c1624" style:font-weight-asian="bold" style:font-weight-complex="bold"/>
    </style:style>
    <style:style style:name="P10" style:family="paragraph" style:parent-style-name="Standard">
      <style:text-properties officeooo:rsid="000a0efb" officeooo:paragraph-rsid="000c1624"/>
    </style:style>
    <style:style style:name="P11" style:family="paragraph" style:parent-style-name="Standard">
      <style:text-properties officeooo:paragraph-rsid="000c1624"/>
    </style:style>
    <style:style style:name="P12" style:family="paragraph" style:parent-style-name="Table_20_Contents">
      <style:paragraph-properties fo:text-align="center" style:justify-single-word="false"/>
      <style:text-properties fo:font-weight="bold" officeooo:rsid="000c1624" officeooo:paragraph-rsid="000c1624" style:font-weight-asian="bold" style:font-weight-complex="bold"/>
    </style:style>
    <style:style style:name="P13" style:family="paragraph" style:parent-style-name="Table_20_Contents">
      <style:paragraph-properties fo:text-align="center" style:justify-single-word="false"/>
      <style:text-properties officeooo:rsid="001fbed1" officeooo:paragraph-rsid="000c1624"/>
    </style:style>
    <style:style style:name="P14" style:family="paragraph" style:parent-style-name="Table_20_Contents">
      <style:paragraph-properties fo:text-align="center" style:justify-single-word="false"/>
      <style:text-properties officeooo:rsid="000c1624" officeooo:paragraph-rsid="000c1624"/>
    </style:style>
    <style:style style:name="P15" style:family="paragraph" style:parent-style-name="Table_20_Contents">
      <style:paragraph-properties fo:text-align="center" style:justify-single-word="false"/>
      <style:text-properties officeooo:paragraph-rsid="000c1624"/>
    </style:style>
    <style:style style:name="T1" style:family="text">
      <style:text-properties officeooo:rsid="000ab00e"/>
    </style:style>
    <style:style style:name="T2" style:family="text">
      <style:text-properties officeooo:rsid="000b360f"/>
    </style:style>
    <style:style style:name="T3" style:family="text">
      <style:text-properties officeooo:rsid="00077c22"/>
    </style:style>
    <style:style style:name="T4" style:family="text">
      <style:text-properties officeooo:rsid="0010acfb"/>
    </style:style>
    <style:style style:name="T5" style:family="text">
      <style:text-properties officeooo:rsid="000c16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text:span>LSQL SET <text:span text:style-name="T5">6</text:span></text:p>
      <text:p text:style-name="P3"/>
      <text:p text:style-name="P4">Experiment No : <text:span text:style-name="T5">11</text:span></text:p>
      <text:p text:style-name="P5">Name : Ajay J</text:p>
      <text:p text:style-name="P5">Roll No : 4</text:p>
      <text:p text:style-name="P6">Class : S5R</text:p>
      <text:p text:style-name="P11"><text:span text:style-name="T3">Date : </text:span><text:span text:style-name="T5">13</text:span><text:span text:style-name="T3">/</text:span><text:span text:style-name="T4">01</text:span><text:span text:style-name="T3">/202</text:span><text:span text:style-name="T4">2</text:span></text:p>
      <text:p text:style-name="P11"/>
      <text:p text:style-name="P7">CREATE TABLE</text:p>
      <text:p text:style-name="P11">create table students1(roll_no int, name varchar(20), grade_s1 float, grade_s2 float);</text:p>
      <text:p text:style-name="P10"/>
      <text:p text:style-name="P7">INSERT</text:p>
      <text:p text:style-name="P11">insert into students1 values(1,'Albin',4,8);</text:p>
      <text:p text:style-name="P11">insert into students1 values(2,'Aravind',8,9);</text:p>
      <text:p text:style-name="P11">insert into students1 values(3,'Jacob',3,5);</text:p>
      <text:p text:style-name="P11">insert into students1 values(4,'Balu',6,8);</text:p>
      <text:p text:style-name="P11">insert into students1 values(5,'Gokul',2,9);</text:p>
      <text:p text:style-name="P11">insert into students1 values(6,'Adithyan',1,2);</text:p>
      <text:p text:style-name="P11"/>
      <text:p text:style-name="P8">QUESTION</text:p>
      <text:p text:style-name="P11"><text:span text:style-name="T4">1. </text:span><text:span text:style-name="T2">Write a PL/SQL program to create a </text:span><text:span text:style-name="T5">trigger to print the following messages when insert, delete or update operation is performed on students table mentioned in the previous experiment for each tuple that is inserted, deleted or updated. Asssume that semester grades of s1 and s2 are stored in table along with roll no and name of the student.</text:span></text:p>
      <text:p text:style-name="P11"/>
      <table:table table:name="Table1" table:style-name="Table1">
        <table:table-column table:style-name="Table1.A"/>
        <table:table-column table:style-name="Table1.B"/>
        <table:table-row>
          <table:table-cell table:style-name="Table1.A1" office:value-type="string">
            <text:p text:style-name="P12">Operation</text:p>
          </table:table-cell>
          <table:table-cell table:style-name="Table1.A1" office:value-type="string">
            <text:p text:style-name="P12">Action/Message</text:p>
          </table:table-cell>
        </table:table-row>
        <table:table-row>
          <table:table-cell table:style-name="Table1.A1" office:value-type="string">
            <text:p text:style-name="P14"><text:s text:c="2"/>If the name , roll no, s1, s2 of student is updated</text:p>
          </table:table-cell>
          <table:table-cell table:style-name="Table1.A1" office:value-type="string">
            <text:p text:style-name="P13"><text:s text:c="2"/><text:span text:style-name="T5">Updated to sname(sname is the revised name of a particular student)</text:span></text:p>
          </table:table-cell>
        </table:table-row>
        <table:table-row>
          <table:table-cell table:style-name="Table1.A1" office:value-type="string">
            <text:p text:style-name="P15"><text:span text:style-name="T5"><text:s text:c="2"/>If a row or tuple is inserted</text:span></text:p>
          </table:table-cell>
          <table:table-cell table:style-name="Table1.A1" office:value-type="string">
            <text:p text:style-name="P15"><text:span text:style-name="T5">Inserting sname(sname is the entered name of a particular student)</text:span></text:p>
          </table:table-cell>
        </table:table-row>
        <table:table-row>
          <table:table-cell table:style-name="Table1.A1" office:value-type="string">
            <text:p text:style-name="P15"><text:span text:style-name="T5"><text:s text:c="2"/>If a row or tuple is deleted</text:span></text:p>
          </table:table-cell>
          <table:table-cell table:style-name="Table1.A1" office:value-type="string">
            <text:p text:style-name="P15"><text:span text:style-name="T5">Deleting sname(sname is the name of deleted student)</text:span></text:p>
          </table:table-cell>
        </table:table-row>
      </table:table>
      <text:p text:style-name="P10"/>
      <text:p text:style-name="P7">PROGRAM</text:p>
      <text:p text:style-name="P1">create or replace trigger t </text:p>
      <text:p text:style-name="P1">before</text:p>
      <text:p text:style-name="P1">insert or update of roll_no, name, grade_s1, grade_s2 or delete on students1 for each row</text:p>
      <text:p text:style-name="P1">begin</text:p>
      <text:p text:style-name="P1"><text:tab/>case</text:p>
      <text:p text:style-name="P1"><text:tab/><text:tab/>when inserting then</text:p>
      <text:p text:style-name="P1"><text:tab/><text:tab/><text:tab/>dbms_output.put_line('Trigger message : inserting ' ||:new.name);</text:p>
      <text:p text:style-name="P1"><text:tab/><text:tab/>when updating('roll_no') then</text:p>
      <text:p text:style-name="P1"><text:tab/><text:tab/><text:tab/>dbms_output.put_line('Trigger message : updating ' ||:new.name||':old roll_no-'||:old.roll_no||' to new roll_no-'||:new.roll_no);</text:p>
      <text:p text:style-name="P1"><text:tab/><text:tab/>when updating('name') then</text:p>
      <text:p text:style-name="P1"><text:tab/><text:tab/><text:tab/>dbms_output.put_line('Trigger message : updating ' ||:new.name||':old name-'||:old.name||' to new name-'||:new.name);</text:p>
      <text:p text:style-name="P1"><text:tab/><text:tab/>when updating('grade_s1') then</text:p>
      <text:p text:style-name="P1"><text:tab/><text:tab/><text:tab/>dbms_output.put_line('Trigger message : updating ' ||:new.name||':old grade_s1-'||:old.grade_s1||' to new grade_s1-'||:new.grade_s1);</text:p>
      <text:p text:style-name="P1"><text:tab/><text:tab/>when updating('grade_s2') then</text:p>
      <text:p text:style-name="P1"><text:soft-page-break/><text:tab/><text:tab/><text:tab/>dbms_output.put_line('Trigger message : updating ' ||:new.name||':old grade_s2-'||:old.grade_s2||' to new grade_s2-'||:new.grade_s2);</text:p>
      <text:p text:style-name="P1"><text:tab/><text:tab/>when deleting then</text:p>
      <text:p text:style-name="P1"><text:tab/><text:tab/><text:tab/>dbms_output.put_line('Trigger message : deleting ' ||:old.name);</text:p>
      <text:p text:style-name="P1"><text:tab/>end case;</text:p>
      <text:p text:style-name="P1">end;</text:p>
      <text:p text:style-name="P1">/</text:p>
      <text:p text:style-name="P1"/>
      <text:p text:style-name="P9">OUTPUT</text:p>
      <text:p text:style-name="P1">SQL&gt; select * from students1;</text:p>
      <text:p text:style-name="P1"/>
      <text:p text:style-name="P1"><text:s text:c="3"/>ROLL_NO <text:tab/>NAME <text:tab/><text:tab/>GRADE_S1 <text:s text:c="2"/><text:tab/>GRADE_S2</text:p>
      <text:p text:style-name="P1">---------- <text:tab/>-------------------- <text:tab/>---------- <text:tab/>----------</text:p>
      <text:p text:style-name="P1"><text:tab/> 1 <text:tab/>Albin<text:tab/><text:tab/><text:tab/> 4<text:tab/> <text:s text:c="3"/><text:tab/>8</text:p>
      <text:p text:style-name="P1"><text:tab/> 2 <text:tab/>Aravind<text:tab/><text:tab/> 8<text:tab/> <text:s text:c="3"/><text:tab/>9</text:p>
      <text:p text:style-name="P1"><text:tab/> 3 <text:tab/>Jacob<text:tab/><text:tab/><text:tab/> 3<text:tab/> <text:s text:c="3"/><text:tab/>5</text:p>
      <text:p text:style-name="P1"><text:tab/> 4 <text:tab/>Balu <text:tab/><text:tab/><text:tab/> 6<text:tab/> <text:s text:c="3"/><text:tab/>8</text:p>
      <text:p text:style-name="P1"><text:tab/> 5 <text:tab/>Gokul<text:tab/><text:tab/><text:tab/> 2<text:tab/> <text:s text:c="3"/><text:tab/>9</text:p>
      <text:p text:style-name="P1"><text:tab/> 6 <text:tab/>Adithyan<text:tab/><text:tab/> 1<text:tab/> <text:s text:c="3"/><text:tab/>2</text:p>
      <text:p text:style-name="P1"><text:tab/> 7 <text:tab/>Aiswarya<text:tab/><text:tab/> 9<text:tab/> <text:s text:c="3"/><text:tab/>3</text:p>
      <text:p text:style-name="P1"/>
      <text:p text:style-name="P1">7 rows selected.</text:p>
      <text:p text:style-name="P1"/>
      <text:p text:style-name="P1">SQL&gt; @/home/csdb05/Ajay/PLSQL/trigger.sql</text:p>
      <text:p text:style-name="P1"/>
      <text:p text:style-name="P1">Trigger created.</text:p>
      <text:p text:style-name="P1"/>
      <text:p text:style-name="P1">SQL&gt; insert into students1 values(7,'Aiswarya',9,3);</text:p>
      <text:p text:style-name="P1">Trigger message : inserting Aiswarya</text:p>
      <text:p text:style-name="P1"/>
      <text:p text:style-name="P1">1 row created.</text:p>
      <text:p text:style-name="P1"/>
      <text:p text:style-name="P1">SQL&gt; update students1 set roll_no=8 where roll_no=7;</text:p>
      <text:p text:style-name="P1">Trigger message : updating Aiswarya:old roll_no-7 to new roll_no-8</text:p>
      <text:p text:style-name="P1"/>
      <text:p text:style-name="P1">1 row updated.</text:p>
      <text:p text:style-name="P1"/>
      <text:p text:style-name="P1">SQL&gt; delete from students1 where roll_no = 8;</text:p>
      <text:p text:style-name="P1">Trigger message : deleting Aiswarya</text:p>
      <text:p text:style-name="P1"/>
      <text:p text:style-name="P1">1 row deleted.</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3T11:04:53.157095087</meta:creation-date>
    <dc:date>2022-01-13T11:34:42.346599333</dc:date>
    <meta:editing-duration>PT2M23S</meta:editing-duration>
    <meta:editing-cycles>2</meta:editing-cycles>
    <meta:generator>LibreOffice/6.4.4.2$Linux_X86_64 LibreOffice_project/40$Build-2</meta:generator>
    <meta:print-date>2022-01-13T11:28:44.413281112</meta:print-date>
    <meta:document-statistic meta:table-count="1" meta:image-count="0" meta:object-count="0" meta:page-count="2" meta:paragraph-count="69" meta:word-count="371" meta:character-count="2797" meta:non-whitespace-character-count="2367"/>
  </office:meta>
</office:document-meta>
</file>